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ea714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ea714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IX</text:span></text:p>
      <text:p text:style-name="P2"><text:span text:style-name="T4">Утром Павел приехал к университету и неторопливо пошел внутрь. В аудитории он бросил взгляд на вечно пустующее место рядом со своим и, увидев сидящую там девушку, недовольно фыркнул себе под нос: «Это что еще за особа?» <text:s/>Даши не было, хотя вещи ее уже лежали на столе. Алехин неторопливо поднялся на свое место и, окинув незнакомку <text:s/>взглядом, полным подозрения, достал ноутбук.</text:span></text:p>
      <text:p text:style-name="P2"><text:span text:style-name="T4">–Привет! – весело сказала девушка. </text:span></text:p>
      <text:p text:style-name="P2"><text:span text:style-name="T4">–Ну, допустим, привет, – сухо сказал Павел, приподняв бровь.</text:span></text:p>
      <text:p text:style-name="P2"><text:span text:style-name="T4">–А вам разрешают сидеть в ноутбуках? </text:span></text:p>
      <text:p text:style-name="P2"><text:span text:style-name="T4">–Мне да. Тебе нет, как и другим. Ты собственно кто вообще такая? </text:span></text:p>
      <text:p text:style-name="P2"><text:span text:style-name="T4">–Ой, забыла представиться. Я новенькая. Меня Юля зовут, – улыбнувшись, сказала девушка. </text:span></text:p>
      <text:p text:style-name="P2"><text:span text:style-name="T4">–А других мест, чтобы сесть не было?</text:span></text:p>
      <text:p text:style-name="P2"><text:span text:style-name="T4">–Ну ты чего такой злой? Не выспался что ли? – обиженно сказала Юля. </text:span></text:p>
      <text:p text:style-name="P2"><text:span text:style-name="T4">Павел вздохнул, ничего не ответив. Видно было, что он не настроен общаться, и девушка утомила его. Он явно был не рад такой компании и, понимая, что ему придется смириться, уткнулся в ноутбук. </text:span></text:p>
      <text:p text:style-name="P2"><text:span text:style-name="T4">Даша неторопливо вошла в аудиторию. Заметив ее, Алехин улыбнулся и резко встал с места. </text:span></text:p>
      <text:p text:style-name="P2"><text:span text:style-name="T4">–Она твоя девушка? – вновь оживилась притихшая Юля.</text:span></text:p>
      <text:p text:style-name="P2"><text:span text:style-name="T4">–Она наш преподаватель, – возмущенно ответил Алехин и направился к Дарье. Подойдя, он вопросительно посмотрел на нее. </text:span></text:p>
      <text:p text:style-name="P2"><text:span text:style-name="T4">–Доброе утро, Дарья Дмитриевна. А что это за особа сидит рядом со мной и кто она вообще такая? </text:span></text:p>
      <text:p text:style-name="P2"><text:soft-page-break/><text:span text:style-name="T4">–Паш, она новенькая. Сама не рада. Только сегодня узнала. Потерпи уж, пожалуйста. </text:span></text:p>
      <text:p text:style-name="P2"><text:span text:style-name="T4">–Да почему же все время, если что-то происходит, то это обязательно касается меня и не заканчивается ничем хорошим? Ох, нехорошее у меня предчувствие, – пробормотал под нос Павел и пошел на свое место. Когда занятия закончились, Алехин дождался, пока остальные выйдут и, подойдя к столу Даши, сел на край, глядя ей в глаза. </text:span></text:p>
      <text:p text:style-name="P2"><text:span text:style-name="T4">–Ты себе что позволяешь?! – возмутилась она. </text:span></text:p>
      <text:p text:style-name="P2"><text:span text:style-name="T4">–Успокойся. Я просто присел.</text:span></text:p>
      <text:p text:style-name="P2"><text:span text:style-name="T4">–Встань! На столе не сидят! Что ты хотел сказать? </text:span></text:p>
      <text:p text:style-name="P2"><text:span text:style-name="T4">–Наш полет переносится на понедельник. </text:span></text:p>
      <text:p text:style-name="P2"><text:span text:style-name="T4">–То есть как это на понедельник? </text:span></text:p>
      <text:p text:style-name="P2"><text:span text:style-name="T4">–Партнер перенес встречу. К тому же там будет конкурс по гитаре, в котором я бы хотел участвовать. </text:span></text:p>
      <text:p text:style-name="P2"><text:span text:style-name="T4">–Ладно. Я тебя поняла. Что-то еще? </text:span></text:p>
      <text:p text:style-name="P2"><text:span text:style-name="T4">–Не хочешь поужинать у меня сегодня? </text:span></text:p>
      <text:p text:style-name="P2"><text:span text:style-name="T4">–Ну даже не знаю, Алехин. Я обижена на тебя. Ну ладно. Уговорил.</text:span></text:p>
      <text:p text:style-name="P2"><text:span text:style-name="T4">–Я заеду за тобой в 6, – улыбнувшись, сказал Павел. </text:span></text:p>
      <text:p text:style-name="P2"><text:span text:style-name="T4">Дарья вздохнула, помотав головой. Но не успела она опомниться, как уже сидела на столе, ощущая губы парня на своих. Поддавшись несколько секунд поцелую, Даша оттолкнула Павла. </text:span></text:p>
      <text:p text:style-name="P2"><text:span text:style-name="T4">–Не в университете же! </text:span></text:p>
      <text:p text:style-name="P2"><text:span text:style-name="T4">–А что такого? </text:span></text:p>
      <text:p text:style-name="P2"><text:span text:style-name="T4">–Ты неисправим, Алехин. Все. Увидимся в 6. Иди. И я пойду. У меня есть дела.</text:span></text:p>
      <text:p text:style-name="P2"><text:soft-page-break/><text:span text:style-name="T4">Павел неторопливо вышел из аудитории и направился прямо по коридору, а Даша села за стол и, улыбнувшись, задумалась. Выйдя на улицу, Алехин увидел Юлю. </text:span></text:p>
      <text:p text:style-name="P2"><text:span text:style-name="T4">–Пока, – улыбнувшись, сказала девушка.</text:span></text:p>
      <text:p text:style-name="P2"><text:span text:style-name="T4">–И тебе всего доброго, – недоброжелательно ответил Павел и, сев в машину, уехал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4:57.942000000</meta:creation-date>
    <dc:date>2022-05-15T19:25:21.800000000</dc:date>
    <meta:editing-duration>PT24S</meta:editing-duration>
    <meta:editing-cycles>1</meta:editing-cycles>
    <meta:document-statistic meta:table-count="0" meta:image-count="0" meta:object-count="0" meta:page-count="3" meta:paragraph-count="33" meta:word-count="440" meta:character-count="2763" meta:non-whitespace-character-count="2319"/>
    <meta:generator>LibreOffice/7.2.2.2$Windows_X86_64 LibreOffice_project/02b2acce88a210515b4a5bb2e46cbfb63fe97d56</meta:generator>
  </office:meta>
</office:document-meta>
</file>